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I Kaleidoscoop huiswerkopdracht 1</text:h>
      <text:p text:style-name="Text_20_body">Martijn Vermaat</text:p>
      <text:p text:style-name="Text_20_body">1362917</text:p>
      <text:p text:style-name="Text_20_body">mvermaat@cs.vu.nl</text:p>
      <text:h text:style-name="Heading_20_1" text:outline-level="1">Modelleren bedrijfsprocessen met DFD's: het tentamenproces aan de universiteit</text:h>
      <text:h text:style-name="Heading_20_2" text:outline-level="2">Deel A</text:h>
      <text:p text:style-name="Text_20_body">De docent stelt de vragen van het tentamen op. Het onderwijsbureau prikt nu een datum voor het tentamen en dit wordt bekend gemaakt aan de student. De student volgt colleges bij de docent om zo de nodige kennis op te doen en na het laatste college bestudeert de student nogmaals de behandelde stof.</text:p>
      <text:p text:style-name="Text_20_body">Het onderwijsbureau organiseert in een zaal de tentaminatie op de afgesproken datum en stelt hier voor een tentaminator aan. De tentaminator ontvangt van de docent het tentamen en op de tentaminatie geeft hij hier een kopie van aan de student plus een leeg antwoordenblad. De student vult de antwoorden in op het antwoordenblad en levert dit in bij de tentaminator. De tentaminator levert dit weer in bij de docent waarop de docent de antwoorden nakijkt. Hierna komt hij tot een eindcijfer wat hij doorgeeft aan het onderwijsbureau. Het onderwijsbureau publiceert het cijfer via TisVU waarna de student op TisVU zijn cijfer kan vinden.</text:p>
      <text:h text:style-name="Heading_20_2" text:outline-level="2">Deel B</text:h>
      <text:h text:style-name="Heading_20_2" text:outline-level="2">Deel 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9-11T11:56:30</meta:creation-date>
    <dc:date>2007-09-11T13:22:55</dc:date>
    <dc:language>en-US</dc:language>
    <meta:editing-cycles>2</meta:editing-cycles>
    <meta:editing-duration>PT1H26M26S</meta:editing-duration>
    <meta:user-defined meta:name="Info 1"/>
    <meta:user-defined meta:name="Info 2"/>
    <meta:user-defined meta:name="Info 3"/>
    <meta:user-defined meta:name="Info 4"/>
    <meta:document-statistic meta:table-count="0" meta:image-count="0" meta:object-count="0" meta:page-count="1" meta:paragraph-count="10" meta:word-count="180" meta:character-count="1102"/>
  </office:meta>
</office:document-meta>
</file>